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3C00000372B0B181AA95CF620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35cm" svg:stroke-color="#ff3333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333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3333" fo:font-size="12pt" style:font-size-asian="12pt" style:font-size-complex="12pt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893cm" svg:x="1cm" svg:y="7.523cm">
          <draw:image xlink:href="Pictures/100000000000053C00000372B0B181AA95CF620A.png" xlink:type="simple" xlink:show="embed" xlink:actuate="onLoad">
            <text:p/>
          </draw:image>
        </draw:frame>
        <draw:line draw:style-name="gr2" draw:text-style-name="P2" draw:layer="layout" svg:x1="4.302cm" svg:y1="10.652cm" svg:x2="6.08cm" svg:y2="11.287cm">
          <text:p/>
        </draw:line>
        <draw:line draw:style-name="gr3" draw:text-style-name="P2" draw:layer="layout" svg:x1="15.986cm" svg:y1="9.128cm" svg:x2="15.224cm" svg:y2="10.779cm">
          <text:p/>
        </draw:line>
        <draw:frame draw:style-name="gr4" draw:text-style-name="P4" draw:layer="layout" svg:width="0.635cm" svg:height="0.962cm" svg:x="6.08cm" svg:y="10.96cm">
          <draw:text-box>
            <text:p text:style-name="P3"><text:span text:style-name="T1">1</text:span></text:p>
          </draw:text-box>
        </draw:frame>
        <draw:frame draw:style-name="gr4" draw:text-style-name="P4" draw:layer="layout" svg:width="0.635cm" svg:height="0.962cm" svg:x="15.732cm" svg:y="8.493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9T09:21:34.022843220</dc:date>
    <dc:creator>Massimo Sgaravatto</dc:creator>
    <meta:editing-duration>PT14S</meta:editing-duration>
    <meta:editing-cycles>1</meta:editing-cycles>
    <meta:document-statistic meta:object-count="5"/>
    <meta:generator>LibreOffice/5.0.6.2$Linux_X86_64 LibreOffice_project/00$Build-2</meta:generator>
  </office:meta>
</office:document-meta>
</file>